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6"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7"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officeooo:rsid="000fd8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A statically typed programming language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A dynamically typed language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Strongly typed language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Loosely typed language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1">Java is a statically typed language.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5"><text:soft-page-break/>03)</text:p>
      <text:p text:style-name="P5"><text:span text:style-name="T3">int i = 10;</text:span></text:p>
      <text:p text:style-name="P6">int j = i;</text:p>
      <text:p text:style-name="P6">In this code, the value of i, which is 10, is assigned to the variable j. This is an example of identity conversion because the type of the value being assigned (an int) is the same as the type of the variable being assigned to (also an int).</text:p>
      <text:p text:style-name="P6"/>
      <text:p text:style-name="P6">String s1 = "Hello";</text:p>
      <text:p text:style-name="P6">String s2 = s1;</text:p>
      <text:p text:style-name="P6"/>
      <text:p text:style-name="P7">In this code, the value of s1, which is the string "Hello", is assigned to the variable s2. This is an example of identity conversion because the type of the value being assigned (a String) is the same as the type of the variable being assigned to (also a String).</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10:28.580234915</dc:date>
    <meta:editing-duration>PT16M43S</meta:editing-duration>
    <meta:editing-cycles>4</meta:editing-cycles>
    <meta:document-statistic meta:table-count="0" meta:image-count="0" meta:object-count="0" meta:page-count="2" meta:paragraph-count="18" meta:word-count="585" meta:character-count="3563" meta:non-whitespace-character-count="2994"/>
  </office:meta>
</office:document-meta>
</file>